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&amp;#00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ll char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&amp;#00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of Heading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&amp;#00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of Text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&amp;#00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ext</text:p>
          </table:table-cell>
        </table:table-row>
        <table:table-row table:style-name="ro2"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&amp;#00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ransmission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&amp;#00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quiry</text:p>
          </table:table-cell>
        </table:table-row>
        <table:table-row table:style-name="ro2">
          <table:table-cell table:number-columns-repeated="3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&amp;#00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knowledgment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#00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&amp;#00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ck Sp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&amp;#00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rizontal Ta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&amp;#01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ne Fe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&amp;#01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rtical Ta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&amp;#01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rm Feed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&amp;#01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age Return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&amp;#01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ift Out / X-O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amp;#01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ift In / X-Off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&amp;#01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ta Line Escap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&amp;#01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1 (oft. XON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&amp;#01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&amp;#01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3 (oft. XOFF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&amp;#02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&amp;#02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gative Acknowledgement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&amp;#02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nchronous Idl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&amp;#02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ransmit Blo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&amp;#02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ncel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&amp;#02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Mediu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&amp;#02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B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#02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scap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C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&amp;#02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le Separato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D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&amp;#02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oup Separator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&amp;#03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cord Separat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&amp;#03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it Separat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&amp;#3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pac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amp;#3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xclamation mark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&amp;#34;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Double quotes (or speech marks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amp;#3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#3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ll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#3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centtecke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#38;</text:p>
          </table:table-cell>
          <table:table-cell office:value-type="string" calcext:value-type="string">
            <text:p>&amp;amp;</text:p>
          </table:table-cell>
          <table:table-cell office:value-type="string" calcext:value-type="string">
            <text:p>Ampersa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&amp;#3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ngle quote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 parenthesis (or open bracket)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e parenthesis (or close bracket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B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amp;#4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C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amp;#4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mm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D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yphen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E</text:p>
          </table:table-cell>
          <table:table-cell office:value-type="float" office:value="101110" calcext:value-type="float">
            <text:p>101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iod, dot or full stop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F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#4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sh or divid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#4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10010" calcext:value-type="float">
            <text:p>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#5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10011" calcext:value-type="float">
            <text:p>11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#5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10100" calcext:value-type="float">
            <text:p>11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#5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10101" calcext:value-type="float">
            <text:p>11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#5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10110" calcext:value-type="float">
            <text:p>110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#5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#5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1000" calcext:value-type="float">
            <text:p>11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#5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11001" calcext:value-type="float">
            <text:p>11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#5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B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amp;#5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micolon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C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#60;</text:p>
          </table:table-cell>
          <table:table-cell office:value-type="string" calcext:value-type="string">
            <text:p>&amp;lt;</text:p>
          </table:table-cell>
          <table:table-cell office:value-type="string" calcext:value-type="string">
            <text:p>Less than (or open angled bracket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D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amp;#6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quals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#62;</text:p>
          </table:table-cell>
          <table:table-cell office:value-type="string" calcext:value-type="string">
            <text:p>&amp;gt;</text:p>
          </table:table-cell>
          <table:table-cell office:value-type="string" calcext:value-type="string">
            <text:p>Greater than (or close angled bracket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F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#6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Question mar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#6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t symbo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6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6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B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6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6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6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7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F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7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7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7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A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7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J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B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7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C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7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D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7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E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7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7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8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P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8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Q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8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8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8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8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U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8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V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8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W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8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X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8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A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9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Z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B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&amp;#9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ing bracket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C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amp;#9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ckslash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D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&amp;#9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ing bracket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E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#9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et - circumflex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F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amp;#9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dersco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&amp;#9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ave accen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9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9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b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9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10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10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10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f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10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10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10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6A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10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j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B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10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6C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10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6D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10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E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11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6F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11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11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11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q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11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11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11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11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u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11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v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11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w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12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12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A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12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z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B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&amp;#12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ing brac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C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amp;#12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rtical ba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7D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#12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ing brace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7E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amp;#12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quivalency sign - tild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F</text:p>
          </table:table-cell>
          <table:table-cell office:value-type="float" office:value="1111111" calcext:value-type="float">
            <text:p>1111111</text:p>
          </table:table-cell>
          <table:table-cell table:style-name="ce2"/>
          <table:table-cell office:value-type="string" calcext:value-type="string">
            <text:p>&amp;#12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le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5-10-30T08:25:09.248072144</meta:creation-date>
    <dc:date>2015-10-30T08:52:56.517373750</dc:date>
    <dc:creator>justin dorris</dc:creator>
    <meta:editing-duration>PT10M42S</meta:editing-duration>
    <meta:editing-cycles>1</meta:editing-cycles>
    <meta:document-statistic meta:table-count="1" meta:cell-count="1023" meta:object-count="0"/>
    <meta:generator>LibreOffice/4.2.6.3$Linux_X86_64 LibreOffice_project/420$Build-3</meta:generator>
  </office:meta>
</office:document-meta>
</file>